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2cm"/>
    </style:style>
    <style:style style:name="co3" style:family="table-column">
      <style:table-column-properties fo:break-before="auto" style:column-width="2.9cm"/>
    </style:style>
    <style:style style:name="co4" style:family="table-column">
      <style:table-column-properties fo:break-before="auto" style:column-width="2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wrap-option="wrap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 style:data-style-name="N116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 style:data-style-name="N116">
      <style:table-cell-properties fo:background-color="#ffbf00" style:text-align-source="fix" style:repeat-content="false" fo:wrap-option="wrap" fo:border="0.74pt solid #000000"/>
      <style:paragraph-properties fo:text-align="center" fo:margin-left="0cm"/>
    </style:style>
    <style:style style:name="ce12" style:family="table-cell" style:parent-style-name="Default" style:data-style-name="N116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 style:data-style-name="N3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0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 style:data-style-name="N116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5" style:family="table-cell" style:parent-style-name="Default" style:data-style-name="N116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6" style:family="table-cell" style:parent-style-name="Default" style:data-style-name="N116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37" style:family="table-cell" style:parent-style-name="Default" style:data-style-name="N116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9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40" style:family="table-cell" style:parent-style-name="Default" style:data-style-name="N3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1" style:family="table-cell" style:parent-style-name="Default" style:data-style-name="N4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2" style:family="table-cell" style:parent-style-name="Default">
      <style:table-cell-properties fo:background-color="#ffffff" fo:border="none"/>
    </style:style>
    <style:style style:name="ce43" style:family="table-cell" style:parent-style-name="Default" style:data-style-name="N116">
      <style:table-cell-properties fo:background-color="#ffffff" fo:border="none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o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Éléments 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</table:table-row>
        <table:table-row table:style-name="ro1">
          <table:table-cell table:style-name="Default" office:value-type="string" calcext:value-type="string">
            <text:p>PV unitaire</text:p>
          </table:table-cell>
          <table:table-cell table:style-name="ce7"/>
          <table:table-cell/>
          <table:table-cell table:style-name="ce7"/>
        </table:table-row>
        <table:table-row table:style-name="ro2">
          <table:table-cell office:value-type="string" calcext:value-type="string">
            <text:p>Quantité produite et vendu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ut variable unitaire d’approvisionnement </text:p>
          </table:table-cell>
          <table:table-cell table:style-name="ce7" table:number-columns-repeated="3"/>
        </table:table-row>
        <table:table-row table:style-name="ro2">
          <table:table-cell office:value-type="string" calcext:value-type="string">
            <text:p>Coût variable unitaire de production</text:p>
          </table:table-cell>
          <table:table-cell table:style-name="ce7" table:number-columns-repeated="3"/>
        </table:table-row>
        <table:table-row table:style-name="ro2">
          <table:table-cell office:value-type="string" calcext:value-type="string">
            <text:p>Coût variable unitaire de distribution</text:p>
          </table:table-cell>
          <table:table-cell table:style-name="ce7" table:number-columns-repeated="3"/>
        </table:table-row>
        <table:table-row table:style-name="ro2">
          <table:table-cell office:value-type="string" calcext:value-type="string">
            <text:p>Charges fixes globales</text:p>
          </table:table-cell>
          <table:table-cell table:style-name="ce8" table:number-columns-repeated="3"/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23" office:value-type="string" calcext:value-type="string">
            <text:p>Cas 1</text:p>
          </table:table-cell>
          <table:table-cell table:style-name="ce23"/>
          <table:table-cell table:style-name="ce23" office:value-type="string" calcext:value-type="string">
            <text:p>Cas 2</text:p>
          </table:table-cell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25" table:formula="of:=[.B3]*[.B4]" office:value-type="currency" office:currency="EUR" office:value="0" calcext:value-type="currency">
            <text:p>0,00 €</text:p>
          </table:table-cell>
          <table:table-cell table:style-name="ce33"/>
          <table:table-cell table:style-name="ce25" table:formula="of:=[.D3]*[.D4]" office:value-type="currency" office:currency="EUR" office:value="0" calcext:value-type="currency">
            <text:p>0,00 €</text:p>
          </table:table-cell>
        </table:table-row>
        <table:table-row table:style-name="ro4">
          <table:table-cell office:value-type="string" calcext:value-type="string">
            <text:p>COÛT VARIABLE :</text:p>
          </table:table-cell>
          <table:table-cell table:style-name="ce23"/>
          <table:table-cell table:style-name="ce34"/>
          <table:table-cell table:style-name="ce23"/>
        </table:table-row>
        <table:table-row table:style-name="ro4">
          <table:table-cell office:value-type="string" calcext:value-type="string">
            <text:p>-approvisionnement </text:p>
          </table:table-cell>
          <table:table-cell table:style-name="ce25" table:formula="of:=[.B4]*[.B5]" office:value-type="currency" office:currency="EUR" office:value="0" calcext:value-type="currency">
            <text:p>0,00 €</text:p>
          </table:table-cell>
          <table:table-cell table:style-name="ce35"/>
          <table:table-cell table:style-name="ce25" table:formula="of:=[.D4]*[.D5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4" office:value-type="string" calcext:value-type="string">
            <text:p>-production</text:p>
          </table:table-cell>
          <table:table-cell table:style-name="ce25" table:formula="of:=[.B6]*[.B4]" office:value-type="currency" office:currency="EUR" office:value="0" calcext:value-type="currency">
            <text:p>0,00 €</text:p>
          </table:table-cell>
          <table:table-cell table:style-name="ce35"/>
          <table:table-cell table:style-name="ce25" table:formula="of:=[.D6]*[.D4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4" office:value-type="string" calcext:value-type="string">
            <text:p>-distribution</text:p>
          </table:table-cell>
          <table:table-cell table:style-name="ce25" table:formula="of:=[.B7]*[.B4]" office:value-type="currency" office:currency="EUR" office:value="0" calcext:value-type="currency">
            <text:p>0,00 €</text:p>
          </table:table-cell>
          <table:table-cell table:style-name="ce35"/>
          <table:table-cell table:style-name="ce25" table:formula="of:=[.D7]*[.D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Coût variable unitaire de distribution</text:p>
          </table:table-cell>
          <table:table-cell table:style-name="ce25" table:formula="of:=[.B7]*[.B4]" office:value-type="currency" office:currency="EUR" office:value="0" calcext:value-type="currency">
            <text:p>0,00 €</text:p>
          </table:table-cell>
          <table:table-cell table:style-name="ce35"/>
          <table:table-cell table:style-name="ce25" table:formula="of:=[.D7]*[.D4]" office:value-type="currency" office:currency="EUR" office:value="0" calcext:value-type="currency">
            <text:p>0,00 €</text:p>
          </table:table-cell>
        </table:table-row>
        <table:table-row table:style-name="ro4">
          <table:table-cell table:style-name="ce5" office:value-type="string" calcext:value-type="string">
            <text:p>Coût variable</text:p>
          </table:table-cell>
          <table:table-cell table:style-name="ce11" table:formula="of:=[.B17]+[.B18]+[.B19]" office:value-type="currency" office:currency="EUR" office:value="0" calcext:value-type="currency">
            <text:p>0,00 €</text:p>
          </table:table-cell>
          <table:table-cell table:style-name="ce36"/>
          <table:table-cell table:style-name="ce11" table:formula="of:=[.D17]+[.D18]+[.D19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3" office:value-type="string" calcext:value-type="string">
            <text:p>MSCV</text:p>
          </table:table-cell>
          <table:table-cell table:style-name="ce25" table:formula="of:=[.B15]-[.B21]" office:value-type="currency" office:currency="EUR" office:value="0" calcext:value-type="currency">
            <text:p>0,00 €</text:p>
          </table:table-cell>
          <table:table-cell table:style-name="ce35"/>
          <table:table-cell table:style-name="ce25" table:formula="of:=[.D15]-[.D21]" office:value-type="currency" office:currency="EUR" office:value="0" calcext:value-type="currency">
            <text:p>0,00 €</text:p>
          </table:table-cell>
        </table:table-row>
        <table:table-row table:style-name="ro4">
          <table:table-cell office:value-type="string" calcext:value-type="string">
            <text:p>Ch fixes spécifique</text:p>
          </table:table-cell>
          <table:table-cell table:style-name="ce12"/>
          <table:table-cell table:style-name="ce36"/>
          <table:table-cell table:style-name="ce12"/>
        </table:table-row>
        <table:table-row table:style-name="ro4">
          <table:table-cell office:value-type="string" calcext:value-type="string">
            <text:p>MSCF spécifique</text:p>
          </table:table-cell>
          <table:table-cell table:style-name="ce25" table:formula="of:=[.B22]-[.B23]" office:value-type="currency" office:currency="EUR" office:value="0" calcext:value-type="currency">
            <text:p>0,00 €</text:p>
          </table:table-cell>
          <table:table-cell table:style-name="ce37"/>
          <table:table-cell table:style-name="ce25" table:formula="of:=[.D22]-[.D23]" office:value-type="currency" office:currency="EUR" office:value="0" calcext:value-type="currency">
            <text:p>0,00 €</text:p>
          </table:table-cell>
        </table:table-row>
        <table:table-row table:style-name="ro4">
          <table:table-cell office:value-type="string" calcext:value-type="string">
            <text:p>Ch fixes communes</text:p>
          </table:table-cell>
          <table:table-cell table:style-name="ce2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</table:table-row>
        <table:table-row table:style-name="ro4">
          <table:table-cell office:value-type="string" calcext:value-type="string">
            <text:p>Résultats différentiels</text:p>
          </table:table-cell>
          <table:table-cell table:style-name="ce25" table:formula="of:=[.B24]-[.B25]" office:value-type="currency" office:currency="EUR" office:value="0" calcext:value-type="currency">
            <text:p>0,00 €</text:p>
          </table:table-cell>
          <table:table-cell table:style-name="ce38"/>
          <table:table-cell table:style-name="ce25" table:formula="of:=[.D24]+[.E24]+[.F24]-[.D25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0" table:number-columns-repeated="2"/>
          <table:table-cell table:style-name="ce39"/>
          <table:table-cell table:style-name="ce20"/>
        </table:table-row>
        <table:table-row table:style-name="ro2">
          <table:table-cell office:value-type="string" calcext:value-type="string">
            <text:p>Seuil rentabilité en valeur</text:p>
          </table:table-cell>
          <table:table-cell table:style-name="ce25" table:formula="of:=[.B23]/([.B22]/[.B15])" office:value-type="string" office:string-value="" calcext:value-type="error">
            <text:p>#DIV/0 !</text:p>
          </table:table-cell>
          <table:table-cell table:style-name="ce35"/>
          <table:table-cell table:style-name="ce25" table:formula="of:=[.D23]/([.D22]/[.D15])" office:value-type="string" office:string-value="" calcext:value-type="error">
            <text:p>#DIV/0 !</text:p>
          </table:table-cell>
        </table:table-row>
        <table:table-row table:style-name="ro2">
          <table:table-cell office:value-type="string" calcext:value-type="string">
            <text:p>Seuil rentabilité en volume</text:p>
          </table:table-cell>
          <table:table-cell table:style-name="ce14" table:formula="of:=[.B28]*[.B4]/[.B15]" office:value-type="string" office:string-value="" calcext:value-type="error">
            <text:p>#DIV/0 !</text:p>
          </table:table-cell>
          <table:table-cell table:style-name="ce40"/>
          <table:table-cell table:style-name="ce14" table:formula="of:=[.D28]*[.D4]/[.D15]" office:value-type="string" office:string-value="" calcext:value-type="error">
            <text:p>#DIV/0 !</text:p>
          </table:table-cell>
        </table:table-row>
        <table:table-row table:style-name="ro1">
          <table:table-cell table:style-name="Default"/>
          <table:table-cell table:style-name="ce15"/>
          <table:table-cell table:style-name="ce34"/>
          <table:table-cell table:style-name="ce15"/>
        </table:table-row>
        <table:table-row table:style-name="ro1">
          <table:table-cell table:style-name="Default" office:value-type="string" calcext:value-type="string">
            <text:p>Point mort</text:p>
          </table:table-cell>
          <table:table-cell table:style-name="ce30" table:formula="of:=[.B28]/[.B15]*12" office:value-type="string" office:string-value="" calcext:value-type="error">
            <text:p>#DIV/0 !</text:p>
          </table:table-cell>
          <table:table-cell table:style-name="ce41"/>
          <table:table-cell table:style-name="ce30" table:formula="of:=[.D28]/[.D15]*12" office:value-type="string" office:string-value="" calcext:value-type="error">
            <text:p>#DIV/0 !</text:p>
          </table:table-cell>
        </table:table-row>
        <table:table-row table:style-name="ro1">
          <table:table-cell table:style-name="Default"/>
          <table:table-cell/>
          <table:table-cell table:style-name="ce42"/>
          <table:table-cell/>
        </table:table-row>
        <table:table-row table:style-name="ro1">
          <table:table-cell table:style-name="Default"/>
          <table:table-cell table:style-name="ce15" office:value-type="string" calcext:value-type="string">
            <text:p>soit la 1ere quinzaine d’octobre</text:p>
          </table:table-cell>
          <table:table-cell table:style-name="ce42"/>
          <table:table-cell table:style-name="ce15" office:value-type="string" calcext:value-type="string">
            <text:p>soit la 2ème quinzaine de décembre</text:p>
          </table:table-cell>
        </table:table-row>
        <table:table-row table:style-name="ro1">
          <table:table-cell table:style-name="Default"/>
          <table:table-cell/>
          <table:table-cell table:style-name="ce42"/>
          <table:table-cell/>
        </table:table-row>
        <table:table-row table:style-name="ro1">
          <table:table-cell table:style-name="Default"/>
          <table:table-cell table:style-name="ce7" table:formula="of:=([.B15]-[.B28])" office:value-type="string" office:string-value="" calcext:value-type="error">
            <text:p>#DIV/0 !</text:p>
          </table:table-cell>
          <table:table-cell table:style-name="ce43"/>
          <table:table-cell table:style-name="ce7" table:formula="of:=([.D15]-[.D28])" office:value-type="string" office:string-value="" calcext:value-type="error">
            <text:p>#DIV/0 !</text:p>
          </table:table-cell>
        </table:table-row>
        <table:table-row table:style-name="ro4">
          <table:table-cell office:value-type="string" calcext:value-type="string">
            <text:p>indice de sécurité</text:p>
          </table:table-cell>
          <table:table-cell table:style-name="ce32" table:formula="of:=[.B35]/[.B15]" office:value-type="string" office:string-value="" calcext:value-type="error">
            <text:p>#DIV/0 !</text:p>
          </table:table-cell>
          <table:table-cell table:style-name="ce44"/>
          <table:table-cell table:style-name="ce32" table:formula="of:=[.D35]/[.D15]" office:value-type="string" office:string-value="" calcext:value-type="error">
            <text:p>#DIV/0 !</text:p>
          </table:table-cell>
        </table:table-row>
        <table:table-row table:style-name="ro4">
          <table:table-cell office:value-type="string" calcext:value-type="string">
            <text:p>Levier opérationnel</text:p>
          </table:table-cell>
          <table:table-cell table:style-name="ce30" table:formula="of:=[.B22]/[.B26]" office:value-type="string" office:string-value="" calcext:value-type="error">
            <text:p>#DIV/0 !</text:p>
          </table:table-cell>
          <table:table-cell table:style-name="ce41"/>
          <table:table-cell table:style-name="ce30" table:formula="of:=[.D22]/[.D26]" office:value-type="string" office:string-value="" calcext:value-type="error">
            <text:p>#DIV/0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1:06:18.3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4:53:11.769000000</meta:creation-date>
    <dc:date>2025-03-13T11:07:33.999000000</dc:date>
    <meta:editing-duration>PT7H57M17S</meta:editing-duration>
    <meta:editing-cycles>10</meta:editing-cycles>
    <meta:generator>LibreOffice/24.8.5.2$Windows_X86_64 LibreOffice_project/fddf2685c70b461e7832239a0162a77216259f22</meta:generator>
    <meta:document-statistic meta:table-count="1" meta:cell-count="62" meta:object-count="0"/>
  </office:meta>
</office:document-meta>
</file>